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3DD000001B9DCB9AE3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512cm" fo:min-width="0cm"/>
    </style:style>
    <style:style style:name="gr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004cm" fo:min-width="0cm"/>
    </style:style>
    <style:style style:name="gr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13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887cm" svg:height="8.421cm" svg:x="1.005cm" svg:y="6.349cm">
          <draw:image xlink:href="Pictures/10000000000003DD000001B9DCB9AE36.png" xlink:type="simple" xlink:show="embed" xlink:actuate="onLoad">
            <text:p/>
          </draw:image>
        </draw:frame>
        <draw:line draw:style-name="gr2" draw:text-style-name="P1" draw:layer="layout" svg:x1="2.27cm" svg:y1="5.572cm" svg:x2="2.27cm" svg:y2="8.112cm">
          <text:p/>
        </draw:line>
        <draw:line draw:style-name="gr2" draw:text-style-name="P1" draw:layer="layout" svg:x1="13.573cm" svg:y1="5.064cm" svg:x2="7.096cm" svg:y2="7.985cm">
          <text:p/>
        </draw:line>
        <draw:line draw:style-name="gr2" draw:text-style-name="P1" draw:layer="layout" svg:x1="10.652cm" svg:y1="5.191cm" svg:x2="4.81cm" svg:y2="8.112cm">
          <text:p/>
        </draw:line>
        <draw:line draw:style-name="gr2" draw:text-style-name="P1" draw:layer="layout" svg:x1="5.318cm" svg:y1="5.064cm" svg:x2="3.667cm" svg:y2="8.112cm">
          <text:p/>
        </draw:line>
        <draw:line draw:style-name="gr2" draw:text-style-name="P1" draw:layer="layout" svg:x1="7.731cm" svg:y1="5.318cm" svg:x2="4.175cm" svg:y2="7.985cm">
          <text:p/>
        </draw:line>
        <draw:frame draw:style-name="gr3" draw:text-style-name="P2" draw:layer="layout" svg:width="2.83cm" svg:height="1.191cm" svg:x="0.964cm" svg:y="4.381cm">
          <draw:text-box>
            <text:p><text:span text:style-name="T1">Show HTML</text:span></text:p>
            <text:p text:style-name="P1"><text:span text:style-name="T1">code</text:span></text:p>
          </draw:text-box>
        </draw:frame>
        <draw:frame draw:style-name="gr4" draw:text-style-name="P2" draw:layer="layout" svg:width="2.64cm" svg:height="0.762cm" svg:x="3.948cm" svg:y="4.302cm">
          <draw:text-box>
            <text:p><text:span text:style-name="T1">Search text</text:span></text:p>
          </draw:text-box>
        </draw:frame>
        <draw:frame draw:style-name="gr4" draw:text-style-name="P2" draw:layer="layout" svg:width="2.691cm" svg:height="1.191cm" svg:x="6.588cm" svg:y="4cm">
          <draw:text-box>
            <text:p text:style-name="P1"><text:span text:style-name="T1">Find and </text:span></text:p>
            <text:p text:style-name="P1"><text:span text:style-name="T1">replace text</text:span></text:p>
          </draw:text-box>
        </draw:frame>
        <draw:frame draw:style-name="gr5" draw:text-style-name="P3" draw:layer="layout" svg:width="2.712cm" svg:height="0.721cm" svg:x="1.635cm" svg:y="16.24cm">
          <draw:text-box>
            <text:p text:style-name="P1"><text:span text:style-name="T1">Fidna d text</text:span></text:p>
          </draw:text-box>
        </draw:frame>
        <draw:frame draw:style-name="gr4" draw:text-style-name="P2" draw:layer="layout" svg:width="2.547cm" svg:height="0.762cm" svg:x="12.55cm" svg:y="4.302cm">
          <draw:text-box>
            <text:p text:style-name="P1"><text:span text:style-name="T1">Apply style</text:span></text:p>
          </draw:text-box>
        </draw:frame>
        <draw:frame draw:style-name="gr6" draw:text-style-name="P3" draw:layer="layout" svg:width="2.382cm" svg:height="1.191cm" svg:x="9.509cm" svg:y="4.048cm">
          <draw:text-box>
            <text:p text:style-name="P1"><text:span text:style-name="T1">Clear </text:span></text:p>
            <text:p text:style-name="P1"><text:span text:style-name="T1">format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1T09:11:52.483806000</meta:creation-date>
    <dc:date>2015-07-11T09:24:31.080216000</dc:date>
    <meta:editing-duration>PT3M55S</meta:editing-duration>
    <meta:editing-cycles>2</meta:editing-cycles>
    <meta:generator>LibreOffice/4.1.5.3$MacOSX_x86 LibreOffice_project/1c1366bba2ba2b554cd2ca4d87c06da81c05d24</meta:generator>
    <meta:document-statistic meta:object-count="12"/>
  </office:meta>
</office:document-meta>
</file>